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3" style:family="table-row">
      <style:table-row-properties style:min-row-height="0.166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officeooo:rsid="000ff80e" officeooo:paragraph-rsid="000ff80e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officeooo:rsid="000f7be7" officeooo:paragraph-rsid="0012ed92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font-weight="normal" officeooo:rsid="000ff80e" officeooo:paragraph-rsid="000ff80e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officeooo:rsid="000ff80e" officeooo:paragraph-rsid="0012b22a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5" style:family="paragraph" style:parent-style-name="Standard" style:list-style-name="L1">
      <style:paragraph-properties style:snap-to-layout-grid="false"/>
      <style:text-properties officeooo:rsid="000ff80e" officeooo:paragraph-rsid="0012b22a"/>
    </style:style>
    <style:style style:name="P1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12b22a"/>
    </style:style>
    <style:style style:name="P17" style:family="paragraph" style:parent-style-name="Standard" style:list-style-name="L1">
      <style:paragraph-properties style:snap-to-layout-grid="false"/>
      <style:text-properties fo:color="#000000" officeooo:paragraph-rsid="0012b22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69619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0ff80e" style:font-weight-asian="normal" style:font-weight-complex="normal"/>
    </style:style>
    <style:style style:name="T7" style:family="text">
      <style:text-properties fo:color="#000000" style:font-name="Times New Roman" fo:font-weight="normal" officeooo:rsid="0010b8db" style:font-weight-asian="normal" style:font-weight-complex="normal"/>
    </style:style>
    <style:style style:name="T8" style:family="text">
      <style:text-properties fo:color="#000000" style:font-name="Times New Roman" officeooo:rsid="000ff80e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ffc3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" style:family="text">
      <style:text-properties officeooo:rsid="000ff80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ff80e" style:font-weight-asian="normal" style:font-weight-complex="normal"/>
    </style:style>
    <style:style style:name="T14" style:family="text">
      <style:text-properties fo:font-weight="normal" officeooo:rsid="0012b22a" style:font-weight-asian="normal" style:font-weight-complex="normal"/>
    </style:style>
    <style:style style:name="T15" style:family="text">
      <style:text-properties fo:font-weight="normal" officeooo:rsid="001bf953" style:font-weight-asian="normal" style:font-weight-complex="normal"/>
    </style:style>
    <style:style style:name="T16" style:family="text">
      <style:text-properties fo:font-weight="normal" officeooo:rsid="0012ed92" style:font-weight-asian="normal" style:font-weight-complex="normal"/>
    </style:style>
    <style:style style:name="T17" style:family="text">
      <style:text-properties officeooo:rsid="0012b22a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ff" fo:font-weight="bold" officeooo:rsid="000ff80e" style:font-weight-asian="bold" style:font-weight-complex="bold"/>
    </style:style>
    <style:style style:name="T20" style:family="text">
      <style:text-properties fo:color="#0000ff" fo:font-weight="bold" officeooo:rsid="00160446" style:font-weight-asian="bold" style:font-weight-complex="bold"/>
    </style:style>
    <style:style style:name="T21" style:family="text">
      <style:text-properties fo:color="#0000ff" fo:font-weight="bold" officeooo:rsid="00169619" style:font-weight-asian="bold" style:font-weight-complex="bold"/>
    </style:style>
    <style:style style:name="T22" style:family="text">
      <style:text-properties fo:color="#0000ff" fo:font-weight="bold" officeooo:rsid="001bf953" style:font-weight-asian="bold"/>
    </style:style>
    <style:style style:name="T23" style:family="text">
      <style:text-properties fo:color="#0000ff" fo:font-weight="bold" officeooo:rsid="0012ed92" style:font-weight-asian="bold"/>
    </style:style>
    <style:style style:name="T24" style:family="text">
      <style:text-properties officeooo:rsid="001696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</text:span><text:span text:style-name="UC_5f_NormalAzul_20_Car"><text:span text:style-name="T5"> </text:span></text:span><text:span text:style-name="UC_5f_NormalAzul_20_Car"><text:span text:style-name="T7">Buscar</text:span></text:span><text:span text:style-name="UC_5f_NormalAzul_20_Car"><text:span text:style-name="T6"> Proyect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8">SG</text:span><text:span text:style-name="T19">C</text:span><text:span text:style-name="T18">-ADM-01-0</text:span><text:span text:style-name="T20">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3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3"> </text:span><text:span text:style-name="UC_5f_NormalAzul_20_Car"><text:span text:style-name="T8">Listar los proyectos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9">Pre-condiciones:</text:span><text:span text:style-name="UC_5f_NormalAzul_20_Car"><text:span text:style-name="T4"> </text:span></text:span><text:span text:style-name="UC_5f_NormalAzul_20_Car"><text:span text:style-name="T5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4"> </text:span></text:span><text:span text:style-name="UC_5f_NormalAzul_20_Car"><text:span text:style-name="T5">Se </text:span></text:span><text:span text:style-name="UC_5f_NormalAzul_20_Car"><text:span text:style-name="T6">despliega una lista de proyectos de las cuales esta asignado y retorna el identificador del proyecto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8611019251527551806" text:style-name="L1">
              <text:list-item>
                <text:p text:style-name="P15"><text:span text:style-name="T14">D</text:span><text:span text:style-name="T12">espliega una lista de los proyectos existentes en el sistema </text:span><text:span text:style-name="T14">d</text:span><text:span text:style-name="T12">entro de la interfaz de Administración de Proyectos y Fases (ir al Caso de Uso </text:span><text:span text:style-name="T18">SGC-ADM-01</text:span><text:span text:style-name="T12">) </text:span><text:span text:style-name="T14">con los siguientes atributos:<text:line-break/>“Identificador del Proyecto”<text:line-break/>“Nombre”<text:line-break/>“Líder”<text:line-break/>“Descripción”</text:span></text:p>
              </text:list-item>
            </text:list>
            <text:p text:style-name="P11"/>
          </table:table-cell>
        </table:table-row>
        <table:table-row table:style-name="Tabla2.4">
          <table:table-cell table:style-name="Tabla2.A2" office:value-type="string">
            <text:list xml:id="list174131295361031" text:continue-numbering="true" text:style-name="L1">
              <text:list-item>
                <text:p text:style-name="P16"><text:span text:style-name="T17">S</text:span>elecciona un proyecto de la lista oprimiendo <text:span text:style-name="T17">la fila</text:span> del proyecto en la lista.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3" office:value-type="string">
            <text:p text:style-name="P12"/>
          </table:table-cell>
          <table:table-cell table:style-name="Tabla2.B3" office:value-type="string">
            <text:list xml:id="list174130776367417" text:continue-numbering="true" text:style-name="L1">
              <text:list-item>
                <text:p text:style-name="P17"><text:span text:style-name="T17">Devuelve el identificador del proyecto seleccionado a la interfaz de</text:span><text:span text:style-name="T14"> Administración de Proyectos y Fases (ir al </text:span><text:span text:style-name="T17">Caso de Uso </text:span><text:span text:style-name="T19">SGC-ADM-01</text:span><text:span text:style-name="T13">) para su uso posterior.</text:span>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10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1">1.</text:span>1-Error de conexión con la base de datos. No<text:span text:style-name="T11"> se despliega la lista de proyectos. </text:span><text:span text:style-name="T12">Se redirige a</text:span><text:span text:style-name="T15">l Caso de Uso</text:span><text:span text:style-name="T12"> </text:span><text:span text:style-name="T16">Administración de Proyectos y Fases</text:span><text:span text:style-name="T15"> (ir al Caso de Uso </text:span><text:span text:style-name="T22">SGC-</text:span><text:span text:style-name="T23">ADM-01</text:span><text:span text:style-name="T15">)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19">SGC-ADM-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text:span text:style-name="T21">RF-X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0</meta:editing-cycles>
    <meta:editing-duration>PT8H8M47S</meta:editing-duration>
    <dc:date>2014-03-16T17:41:29.935206704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1" meta:word-count="199" meta:character-count="1285" meta:non-whitespace-character-count="1106"/>
  </office:meta>
</office:document-meta>
</file>